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408cm" fo:margin-left="-0.203cm" table:align="left" style:writing-mode="lr-tb"/>
    </style:style>
    <style:style style:name="Tabla1.A" style:family="table-column">
      <style:table-column-properties style:column-width="3.87cm"/>
    </style:style>
    <style:style style:name="Tabla1.B" style:family="table-column">
      <style:table-column-properties style:column-width="1.972cm"/>
    </style:style>
    <style:style style:name="Tabla1.C" style:family="table-column">
      <style:table-column-properties style:column-width="5.84cm"/>
    </style:style>
    <style:style style:name="Tabla1.D" style:family="table-column">
      <style:table-column-properties style:column-width="3.725cm"/>
    </style:style>
    <style:style style:name="Tabla1.1" style:family="table-row">
      <style:table-row-properties style:keep-together="true" fo:keep-together="auto"/>
    </style:style>
    <style:style style:name="Tabla1.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la1.D1" style:family="table-cell">
      <style:table-cell-properties style:vertical-align="top" fo:background-color="#ffffff" fo:padding="0cm" fo:border="0.018cm solid #000000" style:writing-mode="lr-tb">
        <style:background-image/>
      </style:table-cell-properties>
    </style:style>
    <style:style style:name="Tabla1.A2" style:family="table-cell">
      <style:table-cell-properties style:vertical-align="top" fo:padding="0cm" fo:border-left="0.018cm solid #000000" fo:border-right="none" fo:border-top="none" fo:border-bottom="0.018cm solid #000000" style:writing-mode="lr-tb"/>
    </style:style>
    <style:style style:name="Tabla1.D2" style:family="table-cell">
      <style:table-cell-properties style:vertical-align="top" fo:padding="0cm" fo:border-left="0.018cm solid #000000" fo:border-right="0.018cm solid #000000" fo:border-top="none" fo:border-bottom="0.018cm solid #000000" style:writing-mode="lr-tb"/>
    </style:style>
    <style:style style:name="P1" style:family="paragraph" style:parent-style-name="MTítulo1">
      <style:paragraph-properties fo:break-before="page"/>
    </style:style>
    <style:style style:name="P2" style:family="paragraph" style:parent-style-name="MNormal">
      <style:paragraph-properties fo:text-align="justify" style:justify-single-word="false"/>
    </style:style>
    <style:style style:name="P3" style:family="paragraph" style:parent-style-name="MNormal">
      <style:paragraph-properties style:snap-to-layout-grid="false"/>
    </style:style>
    <style:style style:name="P4" style:family="paragraph" style:parent-style-name="MNormal">
      <style:paragraph-properties fo:text-align="center" style:justify-single-word="false" style:snap-to-layout-grid="false"/>
    </style:style>
    <style:style style:name="P5" style:family="paragraph" style:parent-style-name="MNormal">
      <style:paragraph-properties style:snap-to-layout-grid="false"/>
      <style:text-properties fo:language="es" fo:country="UY"/>
    </style:style>
    <style:style style:name="P6" style:family="paragraph" style:parent-style-name="MNormal">
      <style:paragraph-properties fo:margin-left="1.249cm" fo:margin-right="0cm" fo:text-indent="0cm" style:auto-text-indent="false"/>
    </style:style>
    <style:style style:name="P7" style:family="paragraph" style:parent-style-name="MNormal">
      <style:paragraph-properties fo:margin-left="1.249cm" fo:margin-right="0cm" fo:text-align="justify" style:justify-single-word="false" fo:orphans="2" fo:widows="2" fo:text-indent="0cm" style:auto-text-indent="false" style:writing-mode="lr-tb"/>
      <style:text-properties style:use-window-font-color="true" fo:font-size="10pt" fo:language="es" fo:country="ES" style:font-name-asian="Times New Roman" style:font-size-asian="10pt" style:font-size-complex="12pt" style:language-complex="ar" style:country-complex="SA"/>
    </style:style>
    <style:style style:name="P8" style:family="paragraph" style:parent-style-name="MNormal">
      <style:paragraph-properties fo:margin-left="1.249cm" fo:margin-right="0cm" fo:text-align="justify" style:justify-single-word="false" fo:orphans="2" fo:widows="2" fo:text-indent="0cm" style:auto-text-indent="false" style:writing-mode="lr-tb"/>
    </style:style>
    <style:style style:name="P9" style:family="paragraph" style:parent-style-name="MTemaNormal">
      <style:paragraph-properties fo:margin-left="1.249cm" fo:margin-right="0cm" fo:text-align="justify" style:justify-single-word="false" fo:orphans="2" fo:widows="2" fo:text-indent="0cm" style:auto-text-indent="false" style:writing-mode="lr-tb"/>
    </style:style>
    <style:style style:name="P10" style:family="paragraph" style:parent-style-name="MTemaNormal">
      <style:paragraph-properties fo:margin-left="1.249cm" fo:margin-right="0cm" fo:margin-top="0cm" fo:margin-bottom="0.106cm" fo:text-align="justify" style:justify-single-word="false" fo:orphans="2" fo:widows="2" fo:text-indent="0cm" style:auto-text-indent="false" style:writing-mode="lr-tb"/>
      <style:text-properties style:use-window-font-color="true" style:font-name="Verdana" fo:font-size="10pt" fo:language="es" fo:country="ES" style:font-name-asian="Times New Roman" style:font-size-asian="10pt" style:font-name-complex="Arial" style:font-size-complex="12pt" style:language-complex="ar" style:country-complex="SA"/>
    </style:style>
    <style:style style:name="P11" style:family="paragraph" style:parent-style-name="MTítulo1">
      <style:paragraph-properties fo:text-align="start" style:justify-single-word="false"/>
    </style:style>
    <style:style style:name="P12" style:family="paragraph" style:parent-style-name="MTemaNormal">
      <style:text-properties fo:font-size="8pt" style:font-size-asian="8pt"/>
    </style:style>
    <style:style style:name="P13" style:family="paragraph" style:parent-style-name="MNormal">
      <style:paragraph-properties fo:margin-left="1cm" fo:margin-right="0cm" fo:text-align="justify" style:justify-single-word="false" fo:orphans="2" fo:widows="2" fo:text-indent="0cm" style:auto-text-indent="false" style:writing-mode="lr-tb">
        <style:tab-stops/>
      </style:paragraph-properties>
      <style:text-properties style:use-window-font-color="true" fo:font-size="10pt" fo:language="es" fo:country="ES" style:font-name-asian="Times New Roman" style:font-size-asian="10pt" style:font-size-complex="12pt" style:language-complex="ar" style:country-complex="SA"/>
    </style:style>
    <style:style style:name="P14" style:family="paragraph" style:parent-style-name="MTemaNormal">
      <style:paragraph-properties fo:margin-top="0cm" fo:margin-bottom="0.199cm" fo:text-align="justify" style:justify-single-word="false"/>
    </style:style>
    <style:style style:name="P15" style:family="paragraph" style:parent-style-name="Contents_20_1">
      <style:paragraph-properties>
        <style:tab-stops>
          <style:tab-stop style:position="15cm" style:type="right" style:leader-style="dotted" style:leader-text="."/>
        </style:tab-stops>
      </style:paragraph-properties>
    </style:style>
    <style:style style:name="P16" style:family="paragraph" style:parent-style-name="Contents_20_3">
      <style:paragraph-properties>
        <style:tab-stops>
          <style:tab-stop style:position="15cm" style:type="right" style:leader-style="dotted" style:leader-text="."/>
        </style:tab-stops>
      </style:paragraph-properties>
    </style:style>
    <style:style style:name="P17" style:family="paragraph" style:parent-style-name="Contents_20_2">
      <style:paragraph-properties>
        <style:tab-stops>
          <style:tab-stop style:position="15cm" style:type="right" style:leader-style="dotted" style:leader-text="."/>
        </style:tab-stops>
      </style:paragraph-properties>
    </style:style>
    <style:style style:name="P18" style:family="paragraph" style:parent-style-name="MNormal" style:list-style-name="L1">
      <style:paragraph-properties fo:margin-left="1cm" fo:margin-right="0cm" fo:text-align="justify" style:justify-single-word="false" fo:orphans="2" fo:widows="2" fo:text-indent="0cm" style:auto-text-indent="false" style:writing-mode="lr-tb">
        <style:tab-stops/>
      </style:paragraph-properties>
      <style:text-properties style:use-window-font-color="true" fo:font-size="10pt" fo:language="es" fo:country="ES" style:font-name-asian="Times New Roman" style:font-size-asian="10pt" style:font-size-complex="12pt" style:language-complex="ar" style:country-complex="SA"/>
    </style:style>
    <style:style style:name="P19" style:family="paragraph" style:parent-style-name="MTítulo1" style:master-page-name="Standard">
      <style:paragraph-properties fo:text-align="start" style:justify-single-word="false" style:page-number="auto"/>
    </style:style>
    <style:style style:name="P20" style:family="paragraph" style:parent-style-name="MTema1">
      <style:paragraph-properties fo:margin-top="0.101cm" fo:margin-bottom="0.21cm" fo:break-before="page"/>
    </style:style>
    <style:style style:name="P21" style:family="paragraph" style:parent-style-name="MTema1">
      <style:paragraph-properties fo:text-align="justify" style:justify-single-word="false" fo:break-before="page"/>
    </style:style>
    <style:style style:name="P22" style:family="paragraph" style:parent-style-name="MTema2">
      <style:paragraph-properties fo:margin-left="1.251cm" fo:margin-right="0cm" fo:text-indent="-1.251cm" style:auto-text-indent="false">
        <style:tab-stops>
          <style:tab-stop style:position="1.27cm"/>
        </style:tab-stops>
      </style:paragraph-properties>
    </style:style>
    <style:style style:name="P23" style:family="paragraph" style:parent-style-name="MTema2">
      <style:paragraph-properties fo:margin-left="1.251cm" fo:margin-right="0cm" fo:text-align="justify" style:justify-single-word="false" fo:text-indent="-1.251cm" style:auto-text-indent="false">
        <style:tab-stops>
          <style:tab-stop style:position="1.27cm"/>
        </style:tab-stops>
      </style:paragraph-properties>
    </style:style>
    <style:style style:name="P24" style:family="paragraph" style:parent-style-name="MTema2">
      <style:paragraph-properties fo:margin-left="1.251cm" fo:margin-right="0cm" fo:margin-top="0.212cm" fo:margin-bottom="0.212cm" fo:orphans="2" fo:widows="2" fo:text-indent="-1.251cm" style:auto-text-indent="false" style:writing-mode="lr-tb">
        <style:tab-stops>
          <style:tab-stop style:position="1.27cm"/>
        </style:tab-stops>
      </style:paragraph-properties>
      <style:text-properties style:use-window-font-color="true" style:font-name="Verdana" fo:language="es" fo:country="ES" fo:font-weight="bold" style:font-name-asian="Times New Roman" style:font-weight-asian="bold" style:font-name-complex="Arial" style:font-size-complex="12pt" style:language-complex="ar" style:country-complex="SA" style:font-weight-complex="bold"/>
    </style:style>
    <style:style style:name="P25" style:family="paragraph" style:parent-style-name="MTema2">
      <style:paragraph-properties fo:margin-left="1.251cm" fo:margin-right="0cm" fo:margin-top="0.212cm" fo:margin-bottom="0.212cm" fo:orphans="2" fo:widows="2" fo:text-indent="-1.251cm" style:auto-text-indent="false" fo:break-before="page" style:writing-mode="lr-tb">
        <style:tab-stops>
          <style:tab-stop style:position="1.27cm"/>
        </style:tab-stops>
      </style:paragraph-properties>
      <style:text-properties style:use-window-font-color="true" style:font-name="Verdana" fo:language="es" fo:country="ES" fo:font-weight="bold" style:font-name-asian="Times New Roman" style:font-weight-asian="bold" style:font-name-complex="Arial" style:font-size-complex="12pt" style:language-complex="ar" style:country-complex="SA" style:font-weight-complex="bold"/>
    </style:style>
    <style:style style:name="P26" style:family="paragraph" style:parent-style-name="MTema3">
      <style:paragraph-properties fo:text-align="justify" style:justify-single-word="false">
        <style:tab-stops>
          <style:tab-stop style:position="1.445cm"/>
        </style:tab-stops>
      </style:paragraph-properties>
    </style:style>
    <style:style style:name="P27" style:family="paragraph" style:parent-style-name="MTema3">
      <style:paragraph-properties fo:margin-top="0.212cm" fo:margin-bottom="0.212cm" fo:text-align="justify" style:justify-single-word="false" fo:orphans="2" fo:widows="2" style:writing-mode="lr-tb">
        <style:tab-stops>
          <style:tab-stop style:position="1.445cm"/>
        </style:tab-stops>
      </style:paragraph-properties>
      <style:text-properties style:use-window-font-color="true" style:font-name="Verdana" fo:font-size="10pt" fo:language="es" fo:country="ES" fo:font-weight="bold" style:font-name-asian="Times New Roman" style:font-size-asian="10pt" style:font-weight-asian="bold" style:font-name-complex="Arial" style:font-size-complex="12pt" style:language-complex="ar" style:country-complex="SA" style:font-weight-complex="bold"/>
    </style:style>
    <style:style style:name="P28" style:family="paragraph" style:parent-style-name="MTema3" style:list-style-name="WW8Num7">
      <style:paragraph-properties fo:margin-left="1.501cm" fo:margin-right="0cm" fo:margin-top="0.212cm" fo:margin-bottom="0.212cm" fo:text-align="justify" style:justify-single-word="false" fo:orphans="2" fo:widows="2" fo:text-indent="-1.501cm" style:auto-text-indent="false" style:writing-mode="lr-tb">
        <style:tab-stops>
          <style:tab-stop style:position="1.445cm"/>
        </style:tab-stops>
      </style:paragraph-properties>
      <style:text-properties style:use-window-font-color="true" style:font-name="Verdana" fo:font-size="10pt" fo:language="es" fo:country="ES" fo:font-weight="bold" style:font-name-asian="Times New Roman" style:font-size-asian="10pt" style:font-weight-asian="bold" style:font-name-complex="Arial" style:font-size-complex="12pt" style:language-complex="ar" style:country-complex="SA" style:font-weight-complex="bold"/>
    </style:style>
    <style:style style:name="T1" style:family="text">
      <style:text-properties fo:font-style="italic" style:font-style-asian="italic"/>
    </style:style>
    <style:style style:name="T2" style:family="text">
      <style:text-properties style:use-window-font-color="true" fo:font-size="10pt" fo:language="es" fo:country="ES" style:font-name-asian="Times New Roman" style:font-size-asian="10pt" style:font-size-complex="12pt" style:language-complex="ar" style:country-complex="SA"/>
    </style:style>
    <style:style style:name="T3" style:family="text">
      <style:text-properties style:use-window-font-color="true" style:text-position="super 58%" fo:font-size="10pt" fo:language="es" fo:country="ES" style:font-name-asian="Times New Roman" style:font-size-asian="10pt" style:font-size-complex="12pt" style:language-complex="ar" style:country-complex="SA"/>
    </style:style>
    <style:style style:name="T4" style:family="text"/>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Interpool</text:p>
      <text:p text:style-name="P11">Especificación de Requerimientos de Software para Sistema</text:p>
      <text:p text:style-name="P11">Versión 1.0</text:p>
      <text:p text:style-name="P2"/>
      <text:p text:style-name="MTemaNormal"/>
      <text:p text:style-name="MTemaNormal"/>
      <text:p text:style-name="MTítulo1">Historia de revisione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Fecha</text:p>
          </table:table-cell>
          <table:table-cell table:style-name="Tabla1.A1" office:value-type="string">
            <text:p text:style-name="P4">Versión</text:p>
          </table:table-cell>
          <table:table-cell table:style-name="Tabla1.A1" office:value-type="string">
            <text:p text:style-name="P4">Descripción</text:p>
          </table:table-cell>
          <table:table-cell table:style-name="Tabla1.D1" office:value-type="string">
            <text:p text:style-name="P4">Autor</text:p>
          </table:table-cell>
        </table:table-row>
        <table:table-row table:style-name="Tabla1.1">
          <table:table-cell table:style-name="Tabla1.A2" office:value-type="string">
            <text:p text:style-name="P3">14/08/2010</text:p>
          </table:table-cell>
          <table:table-cell table:style-name="Tabla1.A2" office:value-type="string">
            <text:p text:style-name="P3">1.0</text:p>
          </table:table-cell>
          <table:table-cell table:style-name="Tabla1.A2" office:value-type="string">
            <text:p text:style-name="P3">Primer versión, especificación de requerimientos de software.</text:p>
          </table:table-cell>
          <table:table-cell table:style-name="Tabla1.D2" office:value-type="string">
            <text:p text:style-name="P5">Martín Taruselli – José Cordero – Leticia Vilariño</text:p>
          </table:table-cell>
        </table:table-row>
        <table:table-row table:style-name="Tabla1.1">
          <table:table-cell table:style-name="Tabla1.A2" office:value-type="string">
            <text:p text:style-name="P3"> </text:p>
          </table:table-cell>
          <table:table-cell table:style-name="Tabla1.A2" office:value-type="string">
            <text:p text:style-name="P3"> </text:p>
          </table:table-cell>
          <table:table-cell table:style-name="Tabla1.A2" office:value-type="string">
            <text:p text:style-name="P3"> </text:p>
          </table:table-cell>
          <table:table-cell table:style-name="Tabla1.D2" office:value-type="string">
            <text:p text:style-name="P3"> </text:p>
          </table:table-cell>
        </table:table-row>
        <table:table-row table:style-name="Tabla1.1">
          <table:table-cell table:style-name="Tabla1.A2" office:value-type="string">
            <text:p text:style-name="P3"> </text:p>
          </table:table-cell>
          <table:table-cell table:style-name="Tabla1.A2" office:value-type="string">
            <text:p text:style-name="P3"> </text:p>
          </table:table-cell>
          <table:table-cell table:style-name="Tabla1.A2" office:value-type="string">
            <text:p text:style-name="P3"> </text:p>
          </table:table-cell>
          <table:table-cell table:style-name="Tabla1.D2" office:value-type="string">
            <text:p text:style-name="P3"> </text:p>
          </table:table-cell>
        </table:table-row>
        <table:table-row table:style-name="Tabla1.1">
          <table:table-cell table:style-name="Tabla1.A2" office:value-type="string">
            <text:p text:style-name="P3"> </text:p>
          </table:table-cell>
          <table:table-cell table:style-name="Tabla1.A2" office:value-type="string">
            <text:p text:style-name="P3"> </text:p>
          </table:table-cell>
          <table:table-cell table:style-name="Tabla1.A2" office:value-type="string">
            <text:p text:style-name="P3"> </text:p>
          </table:table-cell>
          <table:table-cell table:style-name="Tabla1.D2" office:value-type="string">
            <text:p text:style-name="P3"> </text:p>
          </table:table-cell>
        </table:table-row>
      </table:table>
      <text:p text:style-name="P11"/>
      <text:p text:style-name="P1">Contenido</text:p>
      <text:table-of-content text:style-name="Sect1" text:name="Índice de contenido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Heading_20_1"/>
            <text:index-source-style text:style-name="MTema1"/>
          </text:index-source-styles>
          <text:index-source-styles text:outline-level="2">
            <text:index-source-style text:style-name="Heading_20_2"/>
            <text:index-source-style text:style-name="MTema2"/>
          </text:index-source-styles>
          <text:index-source-styles text:outline-level="3">
            <text:index-source-style text:style-name="Heading_20_3"/>
            <text:index-source-style text:style-name="MTema3"/>
          </text:index-source-styles>
        </text:table-of-content-source>
        <text:index-body>
          <text:p text:style-name="P15"><text:a xlink:type="simple" xlink:href="#__RefHeading__1_704286">1.Introducción<text:tab/>3</text:a></text:p>
          <text:p text:style-name="P17"><text:a xlink:type="simple" xlink:href="#__RefHeading__3_704286">1.1.Propósito<text:tab/>3</text:a></text:p>
          <text:p text:style-name="P17"><text:a xlink:type="simple" xlink:href="#__RefHeading__5_704286">1.2.Alcance<text:tab/>3</text:a></text:p>
          <text:p text:style-name="P17"><text:a xlink:type="simple" xlink:href="#__RefHeading__7_704286">1.3.Definiciones, siglas y abreviaturas.<text:tab/>3</text:a></text:p>
          <text:p text:style-name="P17"><text:a xlink:type="simple" xlink:href="#__RefHeading__9_704286">1.4.Referencias<text:tab/>3</text:a></text:p>
          <text:p text:style-name="P15"><text:a xlink:type="simple" xlink:href="#__RefHeading__11_704286">2.Descripción general<text:tab/>4</text:a></text:p>
          <text:p text:style-name="P17"><text:a xlink:type="simple" xlink:href="#__RefHeading__13_704286">2.1.Perspectiva del producto<text:tab/>4</text:a></text:p>
          <text:p text:style-name="P16"><text:a xlink:type="simple" xlink:href="#__RefHeading__15_704286">2.1.1.Interfaces de usuario<text:tab/>4</text:a></text:p>
          <text:p text:style-name="P16"><text:a xlink:type="simple" xlink:href="#__RefHeading__17_704286">2.1.2.Interfaces con hardware<text:tab/>4</text:a></text:p>
          <text:p text:style-name="P16"><text:a xlink:type="simple" xlink:href="#__RefHeading__19_704286">2.1.3.Interfaces con software<text:tab/>4</text:a></text:p>
          <text:p text:style-name="P16"><text:a xlink:type="simple" xlink:href="#__RefHeading__21_704286">2.1.4.Interfaces de comunicación<text:tab/>4</text:a></text:p>
          <text:p text:style-name="P16"><text:a xlink:type="simple" xlink:href="#__RefHeading__23_704286">2.1.5.Restricciones de memoria<text:tab/>4</text:a></text:p>
          <text:p text:style-name="P16"><text:a xlink:type="simple" xlink:href="#__RefHeading__25_704286">2.1.6.Requerimientos de adecuación al entorno<text:tab/>4</text:a></text:p>
          <text:p text:style-name="P17"><text:a xlink:type="simple" xlink:href="#__RefHeading__27_704286">2.2.Funciones del producto<text:tab/>4</text:a></text:p>
          <text:p text:style-name="P17"><text:a xlink:type="simple" xlink:href="#__RefHeading__29_704286">2.3.Características de los usuarios<text:tab/>4</text:a></text:p>
          <text:p text:style-name="P17"><text:a xlink:type="simple" xlink:href="#__RefHeading__31_704286">2.4.Restricciones de diseño<text:tab/>5</text:a></text:p>
          <text:p text:style-name="P16"><text:a xlink:type="simple" xlink:href="#__RefHeading__1263_1398898864">2.4.1.Restricciones tecnológicas<text:tab/>5</text:a></text:p>
          <text:p text:style-name="P16"><text:a xlink:type="simple" xlink:href="#__RefHeading__1265_1398898864">2.4.2.Restricciones legales<text:tab/>5</text:a></text:p>
          <text:p text:style-name="P17"><text:a xlink:type="simple" xlink:href="#__RefHeading__33_704286">2.5.Supuestos y dependencias<text:tab/>5</text:a></text:p>
          <text:p text:style-name="P15"><text:a xlink:type="simple" xlink:href="#__RefHeading__35_704286">3.Requerimientos específicos<text:tab/>6</text:a></text:p>
          <text:p text:style-name="P17"><text:a xlink:type="simple" xlink:href="#__RefHeading__37_704286">3.1.Requerimientos Suplementarios<text:tab/>6</text:a></text:p>
          <text:p text:style-name="P15"><text:a xlink:type="simple" xlink:href="#__RefHeading__39_704286">4.Requerimientos de documentación<text:tab/>7</text:a></text:p>
          <text:p text:style-name="P17"><text:a xlink:type="simple" xlink:href="#__RefHeading__41_704286">4.1.Manual de Usuario<text:tab/>7</text:a></text:p>
          <text:p text:style-name="P17"><text:a xlink:type="simple" xlink:href="#__RefHeading__43_704286">4.2.Ayuda en línea<text:tab/>7</text:a></text:p>
          <text:p text:style-name="P17"><text:a xlink:type="simple" xlink:href="#__RefHeading__45_704286">4.3.Guías de instalación, configuración y archivo Léame<text:tab/>7</text:a></text:p>
          <text:p text:style-name="P17"><text:a xlink:type="simple" xlink:href="#__RefHeading__47_704286">4.4.Etiquetado y empaquetado<text:tab/>7</text:a></text:p>
        </text:index-body>
      </text:table-of-content>
      <text:p text:style-name="P12"/>
      <text:p text:style-name="MTemaNormal"/>
      <text:list xml:id="list40484684" text:style-name="WW8Num7">
        <text:list-item>
          <text:h text:style-name="P20" text:outline-level="3" text:restart-numbering="true" text:start-value="-1"><text:bookmark text:name="__RefHeading__1_704286"/>Introducción<text:bookmark-end text:name="__RefHeading__1_704286"/></text:h>
        </text:list-item>
      </text:list>
      <text:p text:style-name="P14">Este documento proporciona una primera visión de los requerimientos del problema planteado. Se debe realizar un juego basado en el juego “Where in the world is Carmen San Diego?”, el cual consiste en encontrar a un sospechoso mediante pistas generadas de forma aleatoria en función de los personajes en las ciudades. Este juego a realizar deberá adaptarse a la red social Facebook y al motor de búsqueda Bing para la generación de pistas.</text:p>
      <text:list xml:id="list40484729" text:continue-numbering="true" text:style-name="WW8Num7">
        <text:list-item>
          <text:list>
            <text:list-item>
              <text:p text:style-name="P22"><text:bookmark text:name="__RefHeading__3_704286"/>Propósito<text:bookmark-end text:name="__RefHeading__3_704286"/></text:p>
            </text:list-item>
          </text:list>
        </text:list-item>
      </text:list>
      <text:p text:style-name="P6">Establecer un acercamiento a los requerimientos del problema planteado por el cliente.</text:p>
      <text:list xml:id="list40492559" text:continue-numbering="true" text:style-name="WW8Num7">
        <text:list-item>
          <text:list>
            <text:list-item>
              <text:p text:style-name="P22"><text:bookmark text:name="__RefHeading__5_704286"/>Alcance<text:bookmark-end text:name="__RefHeading__5_704286"/></text:p>
            </text:list-item>
          </text:list>
        </text:list-item>
      </text:list>
      <text:p text:style-name="P9"><text:span text:style-name="T2">El cliente especificó las características del juego requerido. El usuario deberá estar registrado con una cuenta de Facebook y deberá buscar dentro de sus contactos al sospechoso, para esto deberá ir interrogando diferentes personajes de distintas ciudades del mundo a través de un celular cuyo sistema operativo sea Windows Phone 7, en lo que refiere al cliente. Y en cuanto al servidor, el encargado de mantener todo el estado del juego</text:span><text:span text:style-name="T2">, deberá está en la nube por lo cual deberá usar la tecnología Cloud Computing utilizando la plataforma Microsoft Azure.</text:span></text:p>
      <text:list xml:id="list40476530" text:continue-numbering="true" text:style-name="WW8Num7">
        <text:list-item>
          <text:list>
            <text:list-item>
              <text:p text:style-name="P24"><text:bookmark text:name="__RefHeading__7_704286"/>Definiciones, siglas y abreviaturas.<text:bookmark-end text:name="__RefHeading__7_704286"/></text:p>
            </text:list-item>
          </text:list>
        </text:list-item>
      </text:list>
      <text:p text:style-name="P7">Pendiente.</text:p>
      <text:list xml:id="list40492998" text:continue-numbering="true" text:style-name="WW8Num7">
        <text:list-item>
          <text:list>
            <text:list-item>
              <text:p text:style-name="P24"><text:bookmark text:name="__RefHeading__9_704286"/>Referencias<text:bookmark-end text:name="__RefHeading__9_704286"/></text:p>
            </text:list-item>
          </text:list>
        </text:list-item>
      </text:list>
      <text:p text:style-name="P8">Acta de <text:span text:style-name="T2">Requerimientos.</text:span></text:p>
      <text:p text:style-name="P7">Glosario.</text:p>
      <text:list xml:id="list40484230" text:continue-numbering="true" text:style-name="WW8Num7">
        <text:list-item>
          <text:h text:style-name="P20" text:outline-level="3"><text:bookmark text:name="__RefHeading__11_704286"/>Descripción general<text:bookmark-end text:name="__RefHeading__11_704286"/></text:h>
          <text:list>
            <text:list-item>
              <text:p text:style-name="P22"><text:bookmark text:name="__RefHeading__13_704286"/>Perspectiva del producto<text:bookmark-end text:name="__RefHeading__13_704286"/></text:p>
              <text:list>
                <text:list-item>
                  <text:p text:style-name="P27"><text:bookmark text:name="__RefHeading__15_704286"/>Interfaces de usuario<text:bookmark-end text:name="__RefHeading__15_704286"/></text:p>
                </text:list-item>
              </text:list>
            </text:list-item>
          </text:list>
        </text:list-item>
      </text:list>
      <text:p text:style-name="P10">La interfaz para el usuario en los celulares deberá ser construida con Silverlight 4. Deberá ser entretenida y amigable para el usuario. Permitiendo cumplir los casos de usos correspondientes. </text:p>
      <text:p text:style-name="P10">Además el sistema debe proveer de una página web, la cual permita modificar configuración del sistema. Esta interfaz es solo para un administrador.</text:p>
      <text:list xml:id="list40502158" text:continue-numbering="true" text:style-name="WW8Num7">
        <text:list-item>
          <text:list>
            <text:list-item>
              <text:list>
                <text:list-item>
                  <text:p text:style-name="P28"><text:bookmark text:name="__RefHeading__17_704286"/>Interfaces con hardware<text:bookmark-end text:name="__RefHeading__17_704286"/></text:p>
                </text:list-item>
              </text:list>
            </text:list-item>
          </text:list>
        </text:list-item>
      </text:list>
      <text:p text:style-name="P10">No aplica.</text:p>
      <text:list xml:id="list40477007" text:continue-numbering="true" text:style-name="WW8Num7">
        <text:list-item>
          <text:list>
            <text:list-item>
              <text:list>
                <text:list-item>
                  <text:p text:style-name="P27"><text:bookmark text:name="__RefHeading__19_704286"/>Interfaces con software<text:bookmark-end text:name="__RefHeading__19_704286"/></text:p>
                </text:list-item>
              </text:list>
            </text:list-item>
          </text:list>
        </text:list-item>
      </text:list>
      <text:p text:style-name="P10">Los detectados hasta el momento son, API para Facebook, API para Bing y manejador de base de datos (a definir).</text:p>
      <text:list xml:id="list40505200" text:continue-numbering="true" text:style-name="WW8Num7">
        <text:list-item>
          <text:list>
            <text:list-item>
              <text:list>
                <text:list-item>
                  <text:p text:style-name="P27"><text:bookmark text:name="__RefHeading__21_704286"/>Interfaces de comunicación<text:bookmark-end text:name="__RefHeading__21_704286"/></text:p>
                </text:list-item>
              </text:list>
            </text:list-item>
          </text:list>
        </text:list-item>
      </text:list>
      <text:p text:style-name="P10">Nos falta información para definir la comunicación entre el cliente y el servidor en la nube.</text:p>
      <text:list xml:id="list40495632" text:continue-numbering="true" text:style-name="WW8Num7">
        <text:list-item>
          <text:list>
            <text:list-item>
              <text:list>
                <text:list-item>
                  <text:p text:style-name="P27"><text:bookmark text:name="__RefHeading__23_704286"/>Restricciones de memoria<text:bookmark-end text:name="__RefHeading__23_704286"/></text:p>
                </text:list-item>
              </text:list>
            </text:list-item>
          </text:list>
        </text:list-item>
      </text:list>
      <text:p text:style-name="P10">En la nube esto no aplica, dado que los sistemas son de “recursos ilimitados”. Y en el caso del cliente, no contamos con la información como para definir las restricciones.</text:p>
      <text:list xml:id="list40483228" text:continue-numbering="true" text:style-name="WW8Num7">
        <text:list-item>
          <text:list>
            <text:list-item>
              <text:list>
                <text:list-item>
                  <text:p text:style-name="P26"><text:bookmark text:name="__RefHeading__25_704286"/>Requerimientos de adecuación al entorno<text:bookmark-end text:name="__RefHeading__25_704286"/></text:p>
                </text:list-item>
              </text:list>
            </text:list-item>
          </text:list>
        </text:list-item>
      </text:list>
      <text:p text:style-name="P10">Pendiente.</text:p>
      <text:list xml:id="list40501598" text:continue-numbering="true" text:style-name="WW8Num7">
        <text:list-item>
          <text:list>
            <text:list-item>
              <text:p text:style-name="P24"><text:bookmark text:name="__RefHeading__27_704286"/>Funciones del producto<text:bookmark-end text:name="__RefHeading__27_704286"/></text:p>
            </text:list-item>
          </text:list>
        </text:list-item>
      </text:list>
      <text:p text:style-name="P10">La funcionalidad del sistema es brindar al usuario un juego para su celular que le permita interactuar con sus contactos de la red social Facebook, el objetivo del mismo consiste en descubrir cuál de sus contactos es el “sospechoso”, para ello deberá ir resolviendo las pistas brindadas por diferentes personajes alrededor del mundo. Una vez resuelto el misterio, el sistema le brindara un código de verificación enviando una solicitud de amistad en Facebook al <text:s/>“Gran Sospechoso” (usuario de Facebook creado por la aplicación).</text:p>
      <text:list xml:id="list40487121" text:continue-numbering="true" text:style-name="WW8Num7">
        <text:list-item>
          <text:list>
            <text:list-item>
              <text:p text:style-name="P24"><text:bookmark text:name="__RefHeading__29_704286"/>Características de los usuarios<text:bookmark-end text:name="__RefHeading__29_704286"/></text:p>
            </text:list-item>
          </text:list>
        </text:list-item>
      </text:list>
      <text:p text:style-name="P10">El sistema debe estar dirigido para personas con edad mayor a 11 años.</text:p>
      <text:list xml:id="list40505470" text:continue-numbering="true" text:style-name="WW8Num7">
        <text:list-item>
          <text:list>
            <text:list-item>
              <text:p text:style-name="P25"><text:bookmark text:name="__RefHeading__31_704286"/>Restricciones de diseño<text:bookmark-end text:name="__RefHeading__31_704286"/></text:p>
              <text:list>
                <text:list-item>
                  <text:p text:style-name="P27"><text:bookmark text:name="__RefHeading__1263_1398898864"/>Restricciones tecnológicas<text:bookmark-end text:name="__RefHeading__1263_1398898864"/></text:p>
                </text:list-item>
              </text:list>
            </text:list-item>
          </text:list>
        </text:list-item>
      </text:list>
      <text:p text:style-name="P13">Herramientas de Desarrollo:</text:p>
      <text:list xml:id="list40499886" text:style-name="L1">
        <text:list-item>
          <text:p text:style-name="P18">Visual Studio 2010.</text:p>
        </text:list-item>
        <text:list-item>
          <text:p text:style-name="P18">Lenguaje de programación C#.</text:p>
        </text:list-item>
        <text:list-item>
          <text:p text:style-name="P18">Windows Phone 7.</text:p>
        </text:list-item>
        <text:list-item>
          <text:p text:style-name="P18">Framework .Net 3.5.</text:p>
        </text:list-item>
        <text:list-item>
          <text:p text:style-name="P18">CodePlex.</text:p>
        </text:list-item>
        <text:list-item>
          <text:p text:style-name="P18">Servidor en la nube, con Windows Azure.</text:p>
        </text:list-item>
        <text:list-item>
          <text:p text:style-name="P18">Manejador de bases de datos SQL 2008 Express.</text:p>
        </text:list-item>
        <text:list-item>
          <text:p text:style-name="P18">Proceso de desarrollo MUM.</text:p>
        </text:list-item>
        <text:list-item>
          <text:p text:style-name="P18">Especificaciones Microsoft para el código.</text:p>
        </text:list-item>
        <text:list-item>
          <text:p text:style-name="P18">Especificaciones del MarketPlace.</text:p>
        </text:list-item>
      </text:list>
      <text:list xml:id="list40480986" text:continue-list="list40505470" text:style-name="WW8Num7">
        <text:list-item>
          <text:list>
            <text:list-item>
              <text:list>
                <text:list-item>
                  <text:p text:style-name="P27"><text:bookmark text:name="__RefHeading__1265_1398898864"/>Restricciones legales<text:bookmark-end text:name="__RefHeading__1265_1398898864"/></text:p>
                </text:list-item>
              </text:list>
            </text:list-item>
          </text:list>
        </text:list-item>
      </text:list>
      <text:list xml:id="list40482140" text:continue-list="list40499886" text:style-name="L1">
        <text:list-item>
          <text:p text:style-name="P18">Uso de código abierto.</text:p>
        </text:list-item>
        <text:list-item>
          <text:p text:style-name="P18">Imágenes sin <text:span text:style-name="T1">copyright.</text:span></text:p>
        </text:list-item>
        <text:list-item>
          <text:p text:style-name="P18">No copia del juego <text:span text:style-name="T1">Where in the world is Carmen San Diego?.</text:span></text:p>
        </text:list-item>
        <text:list-item>
          <text:p text:style-name="P18">Pasaje a la nube de información privada de los contactos de Facebook.</text:p>
        </text:list-item>
      </text:list>
      <text:list xml:id="list40490000" text:continue-list="list40480986" text:style-name="WW8Num7">
        <text:list-item>
          <text:list>
            <text:list-item>
              <text:p text:style-name="P24"><text:bookmark text:name="__RefHeading__33_704286"/>Supuestos y dependencias<text:bookmark-end text:name="__RefHeading__33_704286"/></text:p>
            </text:list-item>
          </text:list>
        </text:list-item>
      </text:list>
      <text:list xml:id="list40475772" text:continue-list="list40482140" text:style-name="L1">
        <text:list-item>
          <text:p text:style-name="P18">La API de Facebook permita determinar información acerca de los <text:tab/>contactos del usuario.</text:p>
        </text:list-item>
        <text:list-item>
          <text:p text:style-name="P18">Windows Phone 7 permita obtener los datos del usuario logueado en <text:tab/>Facebook.</text:p>
        </text:list-item>
      </text:list>
      <text:list xml:id="list40475156" text:continue-list="list40490000" text:style-name="WW8Num7">
        <text:list-item>
          <text:h text:style-name="P21" text:outline-level="3"><text:bookmark text:name="__RefHeading__35_704286"/>Requerimientos específicos<text:bookmark-end text:name="__RefHeading__35_704286"/></text:h>
        </text:list-item>
      </text:list>
      <text:list xml:id="list40505189" text:continue-list="list40475772" text:style-name="L1">
        <text:list-item>
          <text:p text:style-name="P18">El sistema deberá manejar niveles de dificultad para cada usuario, así <text:tab/>como un mecanismo de puntuación.</text:p>
        </text:list-item>
        <text:list-item>
          <text:p text:style-name="P18">El sistema tendrá que generar escenarios de juego a partir de información <text:tab/>extraída de motor de búsqueda Bing.</text:p>
        </text:list-item>
        <text:list-item>
          <text:p text:style-name="P18">El sistema deberá mostrar la ciudad a la que fue en busca de pista y/o del <text:tab/>sospechoso <text:s/>para atraparlo, brindando información real y una imagen o <text:tab/>animación de la ciudad en cuestión. </text:p>
        </text:list-item>
        <text:list-item>
          <text:p text:style-name="P18">El sistema brinda la acción “Interrogar”. Se mostrarán tres personajes <text:tab/>famosos de la ciudad actual (en el juego), extraídos del Bing, <text:s/>los cuales <text:tab/>brindaran pistas acerca del sospechoso. Luego de que el usuario elija un <text:tab/>personaje, el sistema mostrara una imagen del mismo y éste ultimo <text:tab/>deberá dejar información “escondida” sobre el sospechoso y el próximo <text:tab/>lugar a donde dirigirse, <text:s/>sacando información de los contactos de Facebook <text:tab/>y de la web respectivamente.</text:p>
        </text:list-item>
        <text:list-item>
          <text:p text:style-name="P18">El sistema debe permitir consultar todas las pistas recogidas hasta el <text:tab/>momento.</text:p>
        </text:list-item>
        <text:list-item>
          <text:p text:style-name="P18">El sistema brinda la acción “Mirar”. Se muestran los tres posibles <text:tab/>personajes a interrogar por el jugador.</text:p>
        </text:list-item>
        <text:list-item>
          <text:p text:style-name="P18">El sistema brinda la acción “Viajar”. Se muestra una animación en donde <text:tab/>el usuario podrá elegir una ciudad hacia dónde dirigirse.</text:p>
        </text:list-item>
        <text:list-item>
          <text:p text:style-name="P18">El sistema brinda la acción “Filtrar”. Se muestra un formulario de datos a <text:tab/>llenar del sospechoso. El usuario podrá llenar estos datos y luego buscar <text:tab/>en los contactos del Facebook quien tiene las características ingresadas en <text:tab/>el formulario.</text:p>
        </text:list-item>
        <text:list-item>
          <text:p text:style-name="P18">El sistema brindará la posibilidad de arrestar al sospechoso siempre y <text:tab/>cuando el sospechoso sea un único contacto.</text:p>
        </text:list-item>
        <text:list-item>
          <text:p text:style-name="P18">El sistema le brindará un código de verificación enviando una solicitud de <text:tab/>amistad en Facebook al <text:s/>“Gran Sospechoso”.</text:p>
        </text:list-item>
      </text:list>
      <text:list xml:id="list40488213" text:continue-list="list40475156" text:style-name="WW8Num7">
        <text:list-item>
          <text:list>
            <text:list-item>
              <text:p text:style-name="P23"><text:bookmark text:name="__RefHeading__37_704286"/>Requerimientos Suplementarios<text:bookmark-end text:name="__RefHeading__37_704286"/></text:p>
            </text:list-item>
          </text:list>
        </text:list-item>
      </text:list>
      <text:list xml:id="list40485706" text:continue-list="list40505189" text:style-name="L1">
        <text:list-item>
          <text:p text:style-name="P18">Cuenta de Facebook.</text:p>
        </text:list-item>
        <text:list-item>
          <text:p text:style-name="P18">Desarrollar sobre plataforma Microsoft.</text:p>
        </text:list-item>
        <text:list-item>
          <text:p text:style-name="P18">Lenguajes y herramientas para el desarrollo: Silverlight y Azure.</text:p>
        </text:list-item>
        <text:list-item>
          <text:p text:style-name="P18">Código en C#.</text:p>
        </text:list-item>
        <text:list-item>
          <text:p text:style-name="P18">Cumplir con el estándar de código de Microsoft.</text:p>
        </text:list-item>
        <text:list-item>
          <text:p text:style-name="P18">El sistema debe soportar los lenguajes Inglés y Español.</text:p>
        </text:list-item>
        <text:list-item>
          <text:p text:style-name="P18">El sistema deberá cumplir con la aprobación de MarketPlace.</text:p>
        </text:list-item>
        <text:list-item>
          <text:p text:style-name="P18">El sistema debe contar con una interfaz atractiva.</text:p>
        </text:list-item>
        <text:list-item>
          <text:p text:style-name="P18">El sistema deberá ser entretenido.</text:p>
        </text:list-item>
        <text:list-item>
          <text:p text:style-name="P18">El sistema deberá contar con una aplicación cliente y otro servidor.</text:p>
        </text:list-item>
        <text:list-item>
          <text:p text:style-name="P18">El servidor deberá almacenar información de todos los participantes del <text:tab/>juego.</text:p>
        </text:list-item>
        <text:list-item>
          <text:p text:style-name="P18">El sistema debe contar con un mínimo de 30 ciudades disponibles para <text:tab/>jugar.</text:p>
        </text:list-item>
      </text:list>
      <text:list xml:id="list40499794" text:continue-list="list40488213" text:style-name="WW8Num7">
        <text:list-item>
          <text:h text:style-name="P21" text:outline-level="3"><text:bookmark text:name="__RefHeading__39_704286"/>Requerimientos de documentación<text:bookmark-end text:name="__RefHeading__39_704286"/></text:h>
          <text:list>
            <text:list-item>
              <text:p text:style-name="P24"><text:bookmark text:name="__RefHeading__41_704286"/>Manual de Usuario<text:bookmark-end text:name="__RefHeading__41_704286"/></text:p>
            </text:list-item>
          </text:list>
        </text:list-item>
      </text:list>
      <text:p text:style-name="P10">No aplica, el sistema debe ser muy intuitivo y bastara solo con la Ayuda en línea, ver punto <text:span text:style-name="T1">4.2</text:span></text:p>
      <text:list xml:id="list40489463" text:continue-numbering="true" text:style-name="WW8Num7">
        <text:list-item>
          <text:list>
            <text:list-item>
              <text:p text:style-name="P24"><text:bookmark text:name="__RefHeading__43_704286"/>Ayuda en línea<text:bookmark-end text:name="__RefHeading__43_704286"/></text:p>
            </text:list-item>
          </text:list>
        </text:list-item>
      </text:list>
      <text:p text:style-name="P10">El sistema deberá brindar una opción de ayuda on-line. En la cual se encontrara un tutorial explicativo sobre la forma de juego.</text:p>
      <text:list xml:id="list40482756" text:continue-numbering="true" text:style-name="WW8Num7">
        <text:list-item>
          <text:list>
            <text:list-item>
              <text:p text:style-name="P24"><text:bookmark text:name="__RefHeading__45_704286"/>Guías de instalación, configuración y archivo Léame<text:bookmark-end text:name="__RefHeading__45_704286"/></text:p>
            </text:list-item>
          </text:list>
        </text:list-item>
      </text:list>
      <text:p text:style-name="P10">Dadas las características de la aplicación, no se requiere una guía de instalación, ni configuración. Solo bastara con el menú de instalación del paquete instalador.</text:p>
      <text:list xml:id="list40490841" text:continue-numbering="true" text:style-name="WW8Num7">
        <text:list-item>
          <text:list>
            <text:list-item>
              <text:p text:style-name="P24"><text:bookmark text:name="__RefHeading__47_704286"/>Etiquetado y empaquetado<text:bookmark-end text:name="__RefHeading__47_704286"/></text:p>
            </text:list-item>
          </text:list>
        </text:list-item>
      </text:list>
      <text:p text:style-name="P10">Se definirá más adel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s" fo:country="E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class="text">
      <style:paragraph-properties fo:keep-with-next="always"/>
      <style:text-properties fo:font-size="14pt" fo:font-weight="bold" style:font-size-asian="14pt" style:font-weight-asian="bold" style:font-name-complex="Arial"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fo:font-size="13pt" fo:font-weight="bold" style:font-size-asian="13pt" style:font-weight-asian="bold" style:font-name-complex="Arial" style:font-size-complex="13pt" style:font-weight-complex="bold"/>
    </style:style>
    <style:style style:name="MNormal" style:family="paragraph" style:parent-style-name="Standard">
      <style:paragraph-properties fo:margin-top="0cm" fo:margin-bottom="0.106cm"/>
      <style:text-properties style:font-name="Verdana" style:font-name-complex="Arial"/>
    </style:style>
    <style:style style:name="MTítulo1" style:family="paragraph" style:parent-style-name="MNormal">
      <style:paragraph-properties fo:margin-top="0.212cm" fo:margin-bottom="0.212cm" fo:text-align="center" style:justify-single-word="false"/>
      <style:text-properties fo:font-size="18pt" fo:font-weight="bold" style:font-size-asian="18pt" style:font-weight-asian="bold" style:font-weight-complex="bold"/>
    </style:style>
    <style:style style:name="MTítulo2" style:family="paragraph" style:parent-style-name="MNormal">
      <style:paragraph-properties fo:margin-top="0.212cm" fo:margin-bottom="0.212cm"/>
      <style:text-properties fo:font-size="16pt" fo:font-weight="bold" style:font-size-asian="16pt" style:font-weight-asian="bold" style:font-weight-complex="bold"/>
    </style:style>
    <style:style style:name="MTítulo3" style:family="paragraph" style:parent-style-name="MNormal">
      <style:paragraph-properties fo:margin-top="0.212cm" fo:margin-bottom="0.212cm"/>
      <style:text-properties fo:font-size="12pt" fo:font-weight="bold" style:font-size-asian="12pt" style:font-weight-asian="bold" style:font-weight-complex="bold"/>
    </style:style>
    <style:style style:name="node" style:family="paragraph" style:parent-style-name="Standard">
      <style:paragraph-properties fo:margin-top="0.494cm" fo:margin-bottom="0.494cm"/>
      <style:text-properties style:font-name="Times New Roman" fo:font-size="12pt" style:font-size-asian="12pt"/>
    </style:style>
    <style:style style:name="MViñetas" style:family="paragraph" style:parent-style-name="MNormal"/>
    <style:style style:name="MEsqNum" style:family="paragraph" style:parent-style-name="MNormal"/>
    <style:style style:name="MDetTitulo1" style:family="paragraph" style:parent-style-name="MTítulo2" style:next-style-name="MNormal"/>
    <style:style style:name="MDetTitulo2" style:family="paragraph" style:parent-style-name="MTítulo3" style:next-style-name="MNormal" style:default-outline-level="2"/>
    <style:style style:name="MDetTitulo3" style:family="paragraph" style:parent-style-name="MDetTitulo2" style:next-style-name="MNormal" style:default-outline-level="3">
      <style:text-properties fo:font-size="11pt" style:font-size-asian="11pt"/>
    </style:style>
    <style:style style:name="MDetTitulo4" style:family="paragraph" style:parent-style-name="MDetTitulo3" style:next-style-name="MNormal" style:default-outline-level="4">
      <style:text-properties fo:font-size="10pt" style:font-size-asian="10pt"/>
    </style:style>
    <style:style style:name="MTema1" style:family="paragraph" style:parent-style-name="MDetTitulo3" style:next-style-name="MNormal" style:default-outline-level="" style:list-style-name="WW8Num7"/>
    <style:style style:name="MTema2" style:family="paragraph" style:parent-style-name="MTítulo3" style:next-style-name="MNormal" style:list-style-name="WW8Num7">
      <style:paragraph-properties fo:margin-left="1.251cm" fo:margin-right="0cm" fo:text-indent="0cm" style:auto-text-indent="false"/>
      <style:text-properties fo:font-size="10pt" style:font-size-asian="10pt"/>
    </style:style>
    <style:style style:name="MTítulo4" style:family="paragraph" style:parent-style-name="Heading_20_3">
      <style:text-properties style:font-name="Verdana" fo:font-size="11pt" style:font-size-asian="11pt"/>
    </style:style>
    <style:style style:name="Contents_20_1" style:display-name="Contents 1" style:family="paragraph" style:parent-style-name="Standard" style:next-style-name="Standard" style:class="index">
      <style:paragraph-properties fo:margin-top="0.212cm" fo:margin-bottom="0.212cm"/>
      <style:text-properties fo:text-transform="uppercase" style:font-name="Times New Roman" fo:language="zxx" fo:country="none" fo:font-weight="bold" style:language-asian="zxx" style:country-asian="none"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ext-properties fo:font-variant="small-caps" style:font-name="Times New Roman"/>
    </style:style>
    <style:style style:name="Header" style:family="paragraph" style:parent-style-name="Standard" style:class="extra"/>
    <style:style style:name="Footer" style:family="paragraph" style:parent-style-name="Standard" style:class="extra">
      <style:paragraph-properties fo:margin-left="0cm" fo:margin-right="-0.002cm" fo:text-indent="0cm" style:auto-text-indent="false"/>
      <style:text-properties style:font-name="Verdana" fo:font-size="8pt" style:font-size-asian="8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style:font-size-complex="10.5pt"/>
    </style:style>
    <style:style style:name="MTemaNormal" style:family="paragraph" style:parent-style-name="MNormal">
      <style:paragraph-properties fo:margin-left="1cm" fo:margin-right="0cm" fo:text-indent="0cm" style:auto-text-indent="false"/>
    </style:style>
    <style:style style:name="MTemaViñetas" style:family="paragraph" style:parent-style-name="MViñetas" style:list-style-name="">
      <style:paragraph-properties fo:margin-left="1.635cm" fo:margin-right="0cm" fo:text-indent="-0.635cm" style:auto-text-indent="false"/>
      <style:text-properties fo:language="en" fo:country="AU"/>
    </style:style>
    <style:style style:name="MTema3" style:family="paragraph" style:parent-style-name="MTema2" style:next-style-name="MTemaNormal" style:list-style-name="WW8Num7">
      <style:paragraph-properties fo:margin-left="1.501cm" fo:margin-right="0cm" fo:text-indent="-1.501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style:font-size-complex="10.5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style:font-size-complex="10.5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style:font-size-complex="10.5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style:font-size-complex="10.5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style:font-size-complex="10.5pt"/>
    </style:style>
    <style:style style:name="MTema4" style:family="paragraph" style:parent-style-name="MDetTitulo4" style:default-outline-level="" style:list-style-name="">
      <style:paragraph-properties fo:margin-left="1.752cm" fo:margin-right="0cm" fo:text-indent="-1.774cm" style:auto-text-indent="false"/>
      <style:text-properties fo:font-style="italic" fo:font-weight="normal" style:font-style-asian="italic" style:font-weight-asian="normal" style:font-style-complex="italic" style:font-weight-complex="normal"/>
    </style:style>
    <style:style style:name="Estilo" style:family="paragraph" style:parent-style-name="Standard"/>
    <style:style style:name="MEsqNum2" style:family="paragraph" style:parent-style-name="MEsqNum"/>
    <style:style style:name="paragraph2" style:family="paragraph" style:parent-style-name="Standard">
      <style:paragraph-properties fo:margin-left="1.27cm" fo:margin-right="0cm" fo:margin-top="0.141cm" fo:margin-bottom="0cm" style:line-height-at-least="0.423cm" fo:text-align="justify" style:justify-single-word="false" fo:text-indent="0cm" style:auto-text-indent="false"/>
      <style:text-properties fo:color="#000000" style:font-name="Times New Roman" style:font-size-complex="10pt"/>
    </style:style>
    <style:style style:name="Normal_20_Verdana_20_10" style:display-name="Normal Verdana 10" style:family="paragraph" style:parent-style-name="MTemaNormal">
      <style:paragraph-properties fo:text-align="justify" style:justify-single-word="false"/>
    </style:style>
    <style:style style:name="Numeración_20_orden_20_1" style:display-name="Numeración orden 1" style:family="paragraph" style:parent-style-name="MTema1" style:list-style-name="">
      <style:paragraph-properties fo:margin-left="1cm" fo:margin-right="0cm" fo:text-indent="-1cm" style:auto-text-indent="false"/>
    </style:style>
    <style:style style:name="Numeración_20_orden_20_2" style:display-name="Numeración orden 2" style:family="paragraph" style:parent-style-name="MTema2" style:list-style-name="">
      <style:paragraph-properties fo:margin-left="1.251cm" fo:margin-right="0cm" fo:text-indent="-1.251cm" style:auto-text-indent="false"/>
    </style:style>
    <style:style style:name="Numeración_20_orden_20_3" style:display-name="Numeración orden 3" style:family="paragraph" style:parent-style-name="MTema3">
      <style:paragraph-properties fo:margin-left="2.251cm" fo:margin-right="0cm" fo:text-indent="-1.401cm" style:auto-text-indent="false"/>
    </style:style>
    <style:style style:name="Normal_20__28_Web_29_" style:display-name="Normal (Web)" style:family="paragraph" style:parent-style-name="Standard">
      <style:paragraph-properties fo:margin-top="0.494cm" fo:margin-bottom="0.494cm"/>
      <style:text-properties style:font-name="Times New Roman" fo:font-size="12pt" fo:language="es" fo:country="MX" style:font-size-asian="12pt"/>
    </style:style>
    <style:style style:name="Título_20_de_20_TDC" style:display-name="Título de TDC" style:family="paragraph" style:parent-style-name="Heading_20_1" style:next-style-name="Standard">
      <style:paragraph-properties fo:margin-top="0.847cm" fo:margin-bottom="0cm" fo:line-height="115%" fo:keep-together="always"/>
      <style:text-properties fo:color="#365f91" style:font-name="Cambria" style:font-name-asian="Times New Roman" style:font-name-complex="Times New Roman" style:font-size-complex="14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4" style:family="text">
      <style:text-properties style:font-name="Symbol"/>
    </style:style>
    <style:style style:name="WW8Num5z5" style:family="text">
      <style:text-properties style:font-name="Wingdings"/>
    </style:style>
    <style:style style:name="WW8Num6z0" style:family="text">
      <style:text-properties style:font-name="Verdana" style:font-name-asian="Times New Roman" style:font-name-complex="Arial"/>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4" style:family="text">
      <style:text-properties style:font-name="Symbol"/>
    </style:style>
    <style:style style:name="WW8Num7z5" style:family="text">
      <style:text-properties style:font-name="Wingdings"/>
    </style:style>
    <style:style style:name="WW8Num8z0" style:family="text">
      <style:text-properties style:font-name="Symbol"/>
    </style:style>
    <style:style style:name="WW8Num9z0" style:family="text">
      <style:text-properties style:font-name="Verdana" style:font-name-asian="Times New Roman" style:font-name-complex="Arial"/>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Normal_20_Verdana_20_10_20_Car" style:display-name="Normal Verdana 10 Car" style:family="text" style:parent-style-name="Fuente_20_de_20_párrafo_20_predeter.">
      <style:text-properties style:font-name="Verdana" fo:language="es" fo:country="ES" style:font-name-complex="Arial" style:font-size-complex="12pt"/>
    </style:style>
    <style:style style:name="Numeración_20_orden_20_3_20_Car" style:display-name="Numeración orden 3 Car" style:family="text" style:parent-style-name="Fuente_20_de_20_párrafo_20_predeter.">
      <style:text-properties style:font-name="Verdana" fo:language="es" fo:country="ES" fo:font-weight="bold" style:font-weight-asian="bold" style:font-name-complex="Arial" style:font-size-complex="12pt" style:font-weight-complex="bold"/>
    </style:style>
    <style:style style:name="Texto_20_de_20_globo_20_Car" style:display-name="Texto de globo Car" style:family="text" style:parent-style-name="Fuente_20_de_20_párrafo_20_predeter.">
      <style:text-properties style:font-name="Tahoma" fo:font-size="8pt" fo:language="es" fo:country="ES"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905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54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54cm" fo:text-indent="-0.635cm" fo:margin-left="3.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762cm" fo:text-indent="-0.762cm" fo:margin-left="1.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905cm" fo:text-indent="-1.016cm" fo:margin-left="2.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4cm" fo:text-indent="-1.27cm" fo:margin-left="2.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175cm" fo:text-indent="-1.524cm" fo:margin-left="2.524cm"/>
        </style:list-level-properties>
      </text:list-level-style-number>
      <text:list-level-style-number text:level="5" style:num-format="1" text:display-levels="5">
        <style:list-level-properties text:list-level-position-and-space-mode="label-alignment">
          <style:list-level-label-alignment text:label-followed-by="listtab" text:list-tab-stop-position="2.778cm" fo:text-indent="-1.778cm" fo:margin-left="2.778cm"/>
        </style:list-level-properties>
      </text:list-level-style-number>
      <text:list-level-style-number text:level="6" style:num-format="1" text:display-levels="6">
        <style:list-level-properties text:list-level-position-and-space-mode="label-alignment">
          <style:list-level-label-alignment text:label-followed-by="listtab" text:list-tab-stop-position="3.032cm" fo:text-indent="-2.032cm" fo:margin-left="3.032cm"/>
        </style:list-level-properties>
      </text:list-level-style-number>
      <text:list-level-style-number text:level="7" style:num-format="1" text:display-levels="7">
        <style:list-level-properties text:list-level-position-and-space-mode="label-alignment">
          <style:list-level-label-alignment text:label-followed-by="listtab" text:list-tab-stop-position="3.286cm" fo:text-indent="-2.286cm" fo:margin-left="3.286cm"/>
        </style:list-level-properties>
      </text:list-level-style-number>
      <text:list-level-style-number text:level="8" style:num-format="1" text:display-levels="8">
        <style:list-level-properties text:list-level-position-and-space-mode="label-alignment">
          <style:list-level-label-alignment text:label-followed-by="listtab" text:list-tab-stop-position="3.54cm" fo:text-indent="-2.54cm" fo:margin-left="3.54cm"/>
        </style:list-level-properties>
      </text:list-level-style-number>
      <text:list-level-style-number text:level="9" style:num-format="1" text:display-levels="9">
        <style:list-level-properties text:list-level-position-and-space-mode="label-alignment">
          <style:list-level-label-alignment text:label-followed-by="listtab" text:list-tab-stop-position="3.794cm" fo:text-indent="-2.794cm" fo:margin-left="3.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5z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5z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5z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5z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5z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635cm"/>
        </style:list-level-properties>
        <style:text-properties style:font-name="Verdana"/>
      </text:list-level-style-bullet>
      <text:list-level-style-bullet text:level="2" text:style-name="WW8Num6z1" style:num-suffix="." text:bullet-char="o">
        <style:list-level-properties text:list-level-position-and-space-mode="label-alignment">
          <style:list-level-label-alignment text:label-followed-by="listtab" fo:text-indent="-0.635cm" fo:margin-left="2.905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71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525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7z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7z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7z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7z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7z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635cm"/>
        </style:list-level-properties>
        <style:text-properties style:font-name="Verdana"/>
      </text:list-level-style-bullet>
      <text:list-level-style-bullet text:level="2" text:style-name="WW8Num9z1" style:num-suffix="." text:bullet-char="o">
        <style:list-level-properties text:list-level-position-and-space-mode="label-alignment">
          <style:list-level-label-alignment text:label-followed-by="listtab" fo:text-indent="-0.635cm" fo:margin-left="2.905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71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525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Footer">Especificación de Requerimientos<text:tab/><text:tab/>Página <text:span text:style-name="Page_20_Number"><text:page-number text:select-page="current">5</text:page-number></text:span><text:span text:style-name="Page_20_Number"> de </text:span><text:span text:style-name="Page_20_Number"><text:page-count style:num-format="1">7</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requerimientos</dc:title>
    <meta:initial-creator>Lucia Pedrana - Marcelo Bellini</meta:initial-creator>
    <meta:creation-date>2010-08-15T12:15:00</meta:creation-date>
    <dc:creator>Javier Andres Madeiro Bonelli</dc:creator>
    <dc:date>2010-08-15T20:37:27.06</dc:date>
    <meta:print-date>2002-06-06T21:19:00</meta:print-date>
    <meta:editing-cycles>30</meta:editing-cycles>
    <meta:editing-duration>PT575H14M32S</meta:editing-duration>
    <meta:generator>OpenOffice.org/3.2$Win32 OpenOffice.org_project/320m18$Build-9502</meta:generator>
    <meta:document-statistic meta:table-count="1" meta:image-count="0" meta:object-count="0" meta:page-count="7" meta:paragraph-count="136" meta:word-count="1210" meta:character-count="7628"/>
  </office:meta>
</office:document-meta>
</file>